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ASTILLA APOLAYA, AMELIA ELS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HINCHA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GENETICA AVICOLA</text:span></text:p>
            <text:p text:style-name="P7">Lin.Genet(Ped.1):<text:span text:style-name="T4">POLLOS COBB</text:span></text:p>
            <text:p text:style-name="P7">Cant.Cajas(Ped 1):<text:span text:style-name="T4">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9T00:07:1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